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a80b" officeooo:paragraph-rsid="0020a80b"/>
    </style:style>
    <style:style style:name="P2" style:family="paragraph" style:parent-style-name="Standard">
      <style:text-properties officeooo:rsid="002223b7" officeooo:paragraph-rsid="002223b7"/>
    </style:style>
    <style:style style:name="P3" style:family="paragraph" style:parent-style-name="Standard">
      <style:text-properties officeooo:rsid="0022af2d" officeooo:paragraph-rsid="0022af2d"/>
    </style:style>
    <style:style style:name="P4" style:family="paragraph" style:parent-style-name="Standard">
      <style:text-properties fo:font-style="italic" officeooo:rsid="00230373" officeooo:paragraph-rsid="00230373" style:font-style-asian="italic" style:font-style-complex="italic"/>
    </style:style>
    <style:style style:name="P5" style:family="paragraph" style:parent-style-name="Preformatted_20_Text">
      <style:text-properties officeooo:rsid="0020a80b" officeooo:paragraph-rsid="0020a80b"/>
    </style:style>
    <style:style style:name="P6" style:family="paragraph" style:parent-style-name="Standard">
      <style:text-properties officeooo:rsid="0020a80b" officeooo:paragraph-rsid="0020a80b"/>
    </style:style>
    <style:style style:name="P7" style:family="paragraph" style:parent-style-name="Standard">
      <style:text-properties fo:font-style="normal" officeooo:rsid="00230373" officeooo:paragraph-rsid="00230373" style:font-style-asian="normal" style:font-style-complex="normal"/>
    </style:style>
    <style:style style:name="P8" style:family="paragraph" style:parent-style-name="Standard">
      <style:text-properties fo:font-style="normal" officeooo:rsid="0024660b" officeooo:paragraph-rsid="0024660b" style:font-style-asian="normal" style:font-style-complex="normal"/>
    </style:style>
    <style:style style:name="P9" style:family="paragraph" style:parent-style-name="Standard">
      <style:text-properties fo:font-style="normal" officeooo:rsid="002594ad" officeooo:paragraph-rsid="002594ad" style:font-style-asian="normal" style:font-style-complex="normal"/>
    </style:style>
    <style:style style:name="P10" style:family="paragraph" style:parent-style-name="Standard">
      <style:text-properties fo:font-style="normal" style:text-underline-style="none" officeooo:rsid="002b2837" officeooo:paragraph-rsid="002b2837" style:font-style-asian="normal" style:font-style-complex="normal"/>
    </style:style>
    <style:style style:name="P11" style:family="paragraph" style:parent-style-name="Standard">
      <style:text-properties officeooo:paragraph-rsid="002223b7"/>
    </style:style>
    <style:style style:name="P12" style:family="paragraph" style:parent-style-name="Standard">
      <style:text-properties officeooo:rsid="00259750" officeooo:paragraph-rsid="00259750"/>
    </style:style>
    <style:style style:name="P13" style:family="paragraph" style:parent-style-name="Standard">
      <style:text-properties officeooo:rsid="00259750" officeooo:paragraph-rsid="00259e00"/>
    </style:style>
    <style:style style:name="P14" style:family="paragraph" style:parent-style-name="Standard">
      <style:text-properties officeooo:rsid="00259750" officeooo:paragraph-rsid="00309903"/>
    </style:style>
    <style:style style:name="P15" style:family="paragraph" style:parent-style-name="Standard">
      <style:text-properties officeooo:paragraph-rsid="00259e00"/>
    </style:style>
    <style:style style:name="P16" style:family="paragraph" style:parent-style-name="Standard">
      <style:text-properties style:text-underline-style="solid" style:text-underline-width="auto" style:text-underline-color="font-color" fo:font-weight="bold" officeooo:rsid="00259750" officeooo:paragraph-rsid="00259750"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59750" officeooo:paragraph-rsid="00259e00" style:font-weight-asian="bold" style:font-weight-complex="bold"/>
    </style:style>
    <style:style style:name="P18" style:family="paragraph" style:parent-style-name="Preformatted_20_Text">
      <style:text-properties officeooo:rsid="00385d63" officeooo:paragraph-rsid="00385d63"/>
    </style:style>
    <style:style style:name="T1" style:family="text">
      <style:text-properties officeooo:rsid="0023037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officeooo:rsid="00280ba6" style:font-style-asian="italic" style:font-style-complex="italic"/>
    </style:style>
    <style:style style:name="T5" style:family="text">
      <style:text-properties fo:font-variant="normal" fo:text-transform="none" fo:color="#545454" style:font-name="arial" fo:font-size="12pt" fo:letter-spacing="normal" fo:font-style="normal" fo:font-weight="normal"/>
    </style:style>
    <style:style style:name="T6" style:family="text">
      <style:text-properties officeooo:rsid="002223b7"/>
    </style:style>
    <style:style style:name="T7" style:family="text">
      <style:text-properties officeooo:rsid="00259e00"/>
    </style:style>
    <style:style style:name="T8" style:family="text">
      <style:text-properties officeooo:rsid="00262ed3"/>
    </style:style>
    <style:style style:name="T9" style:family="text">
      <style:text-properties officeooo:rsid="002bb996"/>
    </style:style>
    <style:style style:name="T10" style:family="text">
      <style:text-properties officeooo:rsid="002dfef6"/>
    </style:style>
    <style:style style:name="T11" style:family="text">
      <style:text-properties officeooo:rsid="002e9e92"/>
    </style:style>
    <style:style style:name="T12" style:family="text">
      <style:text-properties officeooo:rsid="00333ccf"/>
    </style:style>
    <style:style style:name="T13" style:family="text">
      <style:text-properties officeooo:rsid="003530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is about setting up shadowsocks.</text:p>
      <text:p text:style-name="P1"/>
      <text:p text:style-name="P1">The steps are </text:p>
      <text:p text:style-name="P1">1. Buy a VPS service, VPS stands for virtual private server. (Use Vultr)</text:p>
      <text:p text:style-name="P1"/>
      <text:p text:style-name="P1"/>
      <text:p text:style-name="P1">2. Set up Shadowsocks server on the VPS through the root login. The easy way to set up is to use Teddy Sun’s script. </text:p>
      <text:p text:style-name="P1"/>
      <text:p text:style-name="P1">wget --no-check-certificate -O shadowsocks-all.sh <text:a xlink:type="simple" xlink:href="https://raw.githubusercontent.com/teddysun/shadowsocks_install/master/shadowsocks-all.sh" text:style-name="Internet_20_link" text:visited-style-name="Visited_20_Internet_20_Link">https://raw.githubusercontent.com/teddysun/shadowsocks_install/master/shadowsocks-all.sh</text:a></text:p>
      <text:p text:style-name="P1"/>
      <text:p text:style-name="P1">chmod +x shadowsocks-all.sh</text:p>
      <text:p text:style-name="P1"/>
      <text:p text:style-name="P1">./shadowsocks-all.sh 2&gt;&amp;1 | tee shadowsocks-all.log</text:p>
      <text:p text:style-name="P18">(follow steps and choose CHACHA20 for authentication)</text:p>
      <text:p text:style-name="P5"/>
      <text:p text:style-name="P1"/>
      <text:p text:style-name="P1">3. Set up client which accesses the server. </text:p>
      <text:p text:style-name="P2">On the phone you can use shadowsocks.</text:p>
      <text:p text:style-name="P2"/>
      <text:p text:style-name="P11"><text:span text:style-name="T6">On Linux, use the AAPLE IMAGE, download from shadowsocks github. Fill in the information to start SS. Download switchyOmega and set up Protocol: SOCKS5, server 127.0.0.1, port 1080, and call it SS. The essential components of a computer connection is switchOmega + ShadowSocks appleimage + active VPS server.</text:span></text:p>
      <text:p text:style-name="P11"/>
      <text:p text:style-name="P11"/>
      <text:p text:style-name="P16">VPS: <text:span text:style-name="T10">(Virtual server, essentially an IP address)</text:span></text:p>
      <text:p text:style-name="P12">This is a paid service (about 5 USD per month). It will give you an IP address. You can use SSH to log in to the VPS. Once you are a given an IP address, ping it to see if it is working. Once the pinging is successful. Log on with ssh 123.123.123.123 -p 22 -l root. </text:p>
      <text:p text:style-name="P11"/>
      <text:p text:style-name="P16">ShadowSocks Server: <text:span text:style-name="T10">(Server, which is to be set up over the VPS)</text:span></text:p>
      <text:p text:style-name="P14"><text:span text:style-name="T11">Always log into the VPS first. </text:span>Run Teddy Sun’s script <text:span text:style-name="T13">as a root user of the VPS</text:span> and follow the steps, it will install the shadowsocks server.<text:span text:style-name="T11"> Note that the VPS comes with SSD storage. It is like a remote station which you can connect to.</text:span></text:p>
      <text:p text:style-name="P11"/>
      <text:p text:style-name="P17">Shadowsocks Appimage: <text:span text:style-name="T10">(Client)</text:span></text:p>
      <text:p text:style-name="P13">This is the shadowsocks client over which you establish a connection between your computer to the shadowsocks server. <text:span text:style-name="T12">(which was established in the last step, through Teddy’s script)</text:span> </text:p>
      <text:p text:style-name="P13"/>
      <text:p text:style-name="P16">SwitchyOmega:</text:p>
      <text:p text:style-name="P13">SwitchyOmega is a chrome-extension that allows you to flexibly <text:span text:style-name="T9">switch among </text:span>various ways to utilize proxy. <text:span text:style-name="T7">You have to have shadowsocks appimage open first. Then you need to set up 2 types of connection. The first is SS. The second is auto Switch. For SS, this is essentially using Shadowsocks for all internet traffic. Protocol: SOCK5, server 127.0.0.1, port : 1080. Apply changes. If you use this, all the traffic will be directed through SS (which is not optimal because you want to use direct connection for China based websites). Then the second type of connect you want to set up is AUTO SWITCH. Rule list rules: SS, default: direct connection. Rule list format: autoproxy, rule list URL:</text:span></text:p>
      <text:p text:style-name="P13"><text:a xlink:type="simple" xlink:href="https://raw.githubusercontent.com/gfwlist/gfwlist/master/gfwlist.txt" text:style-name="Internet_20_link" text:visited-style-name="Visited_20_Internet_20_Link">https://raw.githubusercontent.com/gfwlist/gfwlist/master/gfwlist.txt</text:a>. <text:span text:style-name="T8">Under auto switch, only the URLs in the GFW blocked list will be accessed through SS, and all other websites are accessed through direct connection.</text:span></text:p>
      <text:p text:style-name="P13"><text:soft-page-break/></text:p>
      <text:p text:style-name="P15"><text:span text:style-name="T5"/></text:p>
      <text:p text:style-name="P3">Root commands:</text:p>
      <text:p text:style-name="P3">ssh 207.148.107.121 -p 22 -l root //<text:span text:style-name="T1">log in</text:span></text:p>
      <text:p text:style-name="P4">/etc/<text:span text:style-name="T2">init.d/shadowsocks-r restart //restart</text:span></text:p>
      <text:p text:style-name="P9">nano /<text:span text:style-name="T3">etc/shadowSocks-r/config.json //</text:span><text:span text:style-name="T4">to set up more than 1 users </text:span></text:p>
      <text:p text:style-name="P9"><text:span text:style-name="T4"/></text:p>
      <text:p text:style-name="P10">Add multiple user port passwords:</text:p>
      <text:p text:style-name="P10">“port_password”:{</text:p>
      <text:p text:style-name="P10"><text:tab/>“9000”:”password0”,</text:p>
      <text:p text:style-name="P10"><text:tab/>“9001”:”password1”,</text:p>
      <text:p text:style-name="P10"><text:tab/>“9002”,”password2”</text:p>
      <text:p text:style-name="P10">},</text:p>
      <text:p text:style-name="P8"/>
      <text:p text:style-name="P7"/>
      <text:p text:style-name="P8">USEFUL WEBSITES:<text:line-break/>https://www.vpnto.net/posts/chrome-shadowsocks/</text:p>
      <text:p text:style-name="P7"/>
      <text:p text:style-name="P7"/>
      <text:p text:style-name="P7"/>
      <text:p text:style-name="P7"/>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7:18:26.201059155</meta:creation-date>
    <meta:generator>LibreOffice/6.0.7.3$Linux_X86_64 LibreOffice_project/00m0$Build-3</meta:generator>
    <dc:date>2019-03-06T10:16:25.380972102</dc:date>
    <meta:editing-duration>PT2H13M56S</meta:editing-duration>
    <meta:editing-cycles>26</meta:editing-cycles>
    <meta:document-statistic meta:table-count="0" meta:image-count="0" meta:object-count="0" meta:page-count="2" meta:paragraph-count="31" meta:word-count="464" meta:character-count="3000" meta:non-whitespace-character-count="2559"/>
  </office:meta>
</office:document-meta>
</file>